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s Chapter 11</text:p>
      <text:p text:style-name="Standard"/>
      <text:p text:style-name="Standard"/>
      <text:p text:style-name="Standard">2: Here are two programs called prog1 and prog2: </text:p>
      <text:p text:style-name="Standard"/>
      <text:p text:style-name="Standard">$ cat prog1</text:p>
      <text:p text:style-name="Standard">e1=100</text:p>
      <text:p text:style-name="Standard">export e1</text:p>
      <text:p text:style-name="Standard">e2=200</text:p>
      <text:p text:style-name="Standard">e3=300 prog2</text:p>
      <text:p text:style-name="Standard">$ cat prog2</text:p>
      <text:p text:style-name="Standard">echo $e1 $e2 $e3 $e4$ </text:p>
      <text:p text:style-name="Standard"/>
      <text:p text:style-name="Standard">What output would you expect after typing the following: </text:p>
      <text:p text:style-name="Standard"/>
      <text:p text:style-name="Standard">$ e2=20; export e2$ e4=40 prog1 </text:p>
      <text:p text:style-name="Standard"/>
      <text:p text:style-name="Standard"><text:span text:style-name="T1">100 200 300 40</text:span> </text:p>
      <text:p text:style-name="Standard"/>
      <text:p text:style-name="Standard"/>
      <text:p text:style-name="Standard">3: Modify rolo from this chapter so that a person running the program can keep his or her phone </text:p>
      <text:p text:style-name="Standard">book file in any directory and not just in the home directory. This can be done by requiring that </text:p>
      <text:p text:style-name="Standard">the user set an exported variable called PHONEBOOK to the name of the phone book file before </text:p>
      <text:p text:style-name="Standard">executing rolo. Check to make sure that this variable is set to a valid file. If the variable is not </text:p>
      <text:p text:style-name="Standard">set, have the program assume that the phone book file is in the user's home directory as before. </text:p>
      <text:p text:style-name="Standard"/>
      <text:p text:style-name="Standard">Here are some examples: </text:p>
      <text:p text:style-name="Standard"/>
      <text:p text:style-name="Standard">$ PHONEBOOK=/users/steve/personal lu GregoryGregory 973-555-0370$ PHONEBOOK=/users/pat/phonebook lu ToritosEl Toritos 973-555-2236$ </text:p>
      <text:p text:style-name="Standard"/>
      <text:p text:style-name="Standard">In the preceding example, we assume that the user steve has been granted read access to </text:p>
      <text:p text:style-name="Standard">pat's phone book file. </text:p>
      <text:p text:style-name="Standard"/>
      <text:p text:style-name="P1">if [ -z $PHONEBOOK ]</text:p>
      <text:p text:style-name="P1">then</text:p>
      <text:p text:style-name="P1"><text:tab/>PHONEBOOK=$HOME/phonebook</text:p>
      <text:p text:style-name="P1"><text:tab/>export PHONEBOOK</text:p>
      <text:p text:style-name="P1"></text:p>
      <text:p text:style-name="P1"><text:tab/>if [ ! -f "$PHONEBOOK" ] </text:p>
      <text:p text:style-name="P1"><text:tab/>then</text:p>
      <text:p text:style-name="P1"><text:tab/><text:tab/>echo "No phone book file in $HOME!"</text:p>
      <text:p text:style-name="P1"><text:tab/><text:tab/>exit 1</text:p>
      <text:p text:style-name="P1"><text:tab/>fi</text:p>
      <text:p text:style-name="P1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</meta:initial-creator>
    <meta:creation-date>2011-11-30T16:55:34</meta:creation-date>
    <dc:date>2011-11-30T18:17:29</dc:date>
    <dc:creator>MCC Account</dc:creator>
    <meta:editing-duration>PT7M58S</meta:editing-duration>
    <meta:editing-cycles>2</meta:editing-cycles>
    <meta:generator>LibreOffice/3.3$Linux LibreOffice_project/330m19$Build-8</meta:generator>
    <meta:document-statistic meta:table-count="0" meta:image-count="0" meta:object-count="0" meta:page-count="1" meta:paragraph-count="32" meta:word-count="202" meta:character-count="1160"/>
  </office:meta>
</office:document-meta>
</file>